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3.418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7" style:family="table-cell" style:parent-style-name="Default" style:data-style-name="N131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92d050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4">
      <style:table-cell-properties fo:background-color="#92d050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7" style:family="table-cell" style:parent-style-name="Default" style:data-style-name="N61"/>
    <style:style style:name="ce18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ackground-color="#c4d79b"/>
    </style:style>
    <style:style style:name="ce20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2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19" office:value-type="string" calcext:value-type="string">
            <text:p>Rm</text:p>
          </table:table-cell>
          <table:table-cell table:style-name="ce19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19" office:value-type="string" calcext:value-type="string">
            <text:p>Rc</text:p>
          </table:table-cell>
          <table:table-cell table:style-name="ce19" office:value-type="string" calcext:value-type="string">
            <text:p><text:s/>σ Rc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8" table:formula="of:=SQRT([.F2])" office:value-type="float" office:value="173.207967484178" calcext:value-type="float">
            <text:p>173,21</text:p>
          </table:table-cell>
          <table:table-cell table:style-name="ce8" table:formula="of:=[.F2]/120" office:value-type="float" office:value="250.008333333333" calcext:value-type="float">
            <text:p>250,01</text:p>
          </table:table-cell>
          <table:table-cell table:style-name="ce8" table:formula="of:=[.G2]/120" office:value-type="float" office:value="1.44339972903482" calcext:value-type="float">
            <text:p>1,44</text:p>
          </table:table-cell>
          <table:table-cell table:style-name="ce8" table:formula="of:=[.H2]-[.$H$6]" office:value-type="float" office:value="249.541666666667" calcext:value-type="float">
            <text:p>249,54</text:p>
          </table:table-cell>
          <table:table-cell table:style-name="ce8" table:formula="of:=([.I2]^2+[.$I$6]^2)^0.5" office:value-type="float" office:value="1.44474622915814" calcext:value-type="float">
            <text:p>1,44</text:p>
          </table:table-cell>
          <table:table-cell table:style-name="ce8" table:formula="of:=[.J2]/(1-[.J2]*[.$P$2])" office:value-type="float" office:value="278.330589415553" calcext:value-type="float">
            <text:p>278,33</text:p>
          </table:table-cell>
          <table:table-cell table:style-name="ce8" table:formula="of:=([.K2]^2/(1-[.J2]*[.$P$2])^4+([.J2]^2/(1-[.J2]*[.$P$2])^2)^2*[.Q2]^2)^0.5" office:value-type="float" office:value="2.39704547135833" calcext:value-type="float">
            <text:p>2,40</text:p>
          </table:table-cell>
          <table:table-cell table:style-name="ce8"/>
          <table:table-cell/>
          <table:table-cell table:style-name="ce17" table:formula="of:=([.J2]+[.J3]-[.J4])/(2*[.J2]*[.J3])" office:value-type="float" office:value="0.000414497011509201" calcext:value-type="float">
            <text:p>4,14E-04</text:p>
          </table:table-cell>
          <table:table-cell table:style-name="ce17" table:formula="of:=(([.J4]-[.J3])^2/(2*[.J2]^2*[.J3])^2*[.K2]^2 + ([.J4]-[.J2])^2/(2*[.J2]*[.J3]^2)^2*[.K3]^2 + [.K4]^2/(2*[.J2]*[.J3])^2)^0.5" office:value-type="float" office:value="0.0000204731687160565" calcext:value-type="float">
            <text:p>2,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8" table:formula="of:=SQRT([.W2])" office:value-type="float" office:value="0" calcext:value-type="float">
            <text:p>0,00</text:p>
          </table:table-cell>
          <table:table-cell table:style-name="ce20" table:formula="of:=[.W2]/120" office:value-type="float" office:value="0" calcext:value-type="float">
            <text:p>0,00</text:p>
          </table:table-cell>
          <table:table-cell table:style-name="ce20" table:formula="of:=[.X2]/120" office:value-type="float" office:value="0" calcext:value-type="float">
            <text:p>0,00</text:p>
          </table:table-cell>
          <table:table-cell table:style-name="ce8" table:formula="of:=[.Y2]-[.$H$6]" office:value-type="float" office:value="-0.466666666666667" calcext:value-type="float">
            <text:p>-0,47</text:p>
          </table:table-cell>
          <table:table-cell table:style-name="ce8" table:formula="of:=([.Z2]^2+[.$I$6]^2)^0.5" office:value-type="float" office:value="0.0623609564462324" calcext:value-type="float">
            <text:p>0,06</text:p>
          </table:table-cell>
          <table:table-cell table:style-name="ce20" table:formula="of:=[.AA2]/(1-[.AA2]*[.$P$2])" office:value-type="float" office:value="-0.466576415885988" calcext:value-type="float">
            <text:p>-0,47</text:p>
          </table:table-cell>
          <table:table-cell table:style-name="ce20" table:formula="of:=([.AB2]^2/(1-[.AA2]*[.$P$2])^4+([.AA2]^2/(1-[.AA2]*[.$P$2])^2)^2*[.AH2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8" table:formula="of:=SQRT([.F3])" office:value-type="float" office:value="172.078470472049" calcext:value-type="float">
            <text:p>172,08</text:p>
          </table:table-cell>
          <table:table-cell table:style-name="ce8" table:formula="of:=[.F3]/120" office:value-type="float" office:value="246.758333333333" calcext:value-type="float">
            <text:p>246,76</text:p>
          </table:table-cell>
          <table:table-cell table:style-name="ce8" table:formula="of:=[.G3]/120" office:value-type="float" office:value="1.43398725393375" calcext:value-type="float">
            <text:p>1,43</text:p>
          </table:table-cell>
          <table:table-cell table:style-name="ce8" table:formula="of:=[.H3]-[.$H$6]" office:value-type="float" office:value="246.291666666667" calcext:value-type="float">
            <text:p>246,29</text:p>
          </table:table-cell>
          <table:table-cell table:style-name="ce8" table:formula="of:=([.I3]^2+[.$I$6]^2)^0.5" office:value-type="float" office:value="1.43534258396152" calcext:value-type="float">
            <text:p>1,44</text:p>
          </table:table-cell>
          <table:table-cell table:style-name="ce8" table:formula="of:=[.J3]/(1-[.J3]*[.$P$2])" office:value-type="float" office:value="274.29351228553" calcext:value-type="float">
            <text:p>274,29</text:p>
          </table:table-cell>
          <table:table-cell table:style-name="ce8" table:formula="of:=([.K3]^2/(1-[.J3]*[.$P$2])^4+([.J3]^2/(1-[.J3]*[.$P$2])^2)^2*[.Q3]^2)^0.5" office:value-type="float" office:value="1.78027546112913" calcext:value-type="float">
            <text:p>1,78</text:p>
          </table:table-cell>
          <table:table-cell table:style-name="ce8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8" table:formula="of:=SQRT([.W3])" office:value-type="float" office:value="0" calcext:value-type="float">
            <text:p>0,00</text:p>
          </table:table-cell>
          <table:table-cell table:style-name="ce20" table:formula="of:=[.W3]/120" office:value-type="float" office:value="0" calcext:value-type="float">
            <text:p>0,00</text:p>
          </table:table-cell>
          <table:table-cell table:style-name="ce20" table:formula="of:=[.X3]/120" office:value-type="float" office:value="0" calcext:value-type="float">
            <text:p>0,00</text:p>
          </table:table-cell>
          <table:table-cell table:style-name="ce8" table:formula="of:=[.Y3]-[.$H$6]" office:value-type="float" office:value="-0.466666666666667" calcext:value-type="float">
            <text:p>-0,47</text:p>
          </table:table-cell>
          <table:table-cell table:style-name="ce8" table:formula="of:=([.Z3]^2+[.$I$6]^2)^0.5" office:value-type="float" office:value="0.0623609564462324" calcext:value-type="float">
            <text:p>0,06</text:p>
          </table:table-cell>
          <table:table-cell table:style-name="ce20" table:formula="of:=[.AA3]/(1-[.AA3]*[.$P$2])" office:value-type="float" office:value="-0.466576415885988" calcext:value-type="float">
            <text:p>-0,47</text:p>
          </table:table-cell>
          <table:table-cell table:style-name="ce20" table:formula="of:=([.AB3]^2/(1-[.AA3]*[.$P$2])^4+([.AA3]^2/(1-[.AA3]*[.$P$2])^2)^2*[.AH3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8" table:formula="of:=SQRT([.F4])" office:value-type="float" office:value="231.175258191702" calcext:value-type="float">
            <text:p>231,18</text:p>
          </table:table-cell>
          <table:table-cell table:style-name="ce8" table:formula="of:=[.F4]/120" office:value-type="float" office:value="445.35" calcext:value-type="float">
            <text:p>445,35</text:p>
          </table:table-cell>
          <table:table-cell table:style-name="ce8" table:formula="of:=[.G4]/120" office:value-type="float" office:value="1.92646048493085" calcext:value-type="float">
            <text:p>1,93</text:p>
          </table:table-cell>
          <table:table-cell table:style-name="ce8" table:formula="of:=[.H4]-[.$H$6]" office:value-type="float" office:value="444.883333333333" calcext:value-type="float">
            <text:p>444,88</text:p>
          </table:table-cell>
          <table:table-cell table:style-name="ce8" table:formula="of:=([.I4]^2+[.$I$6]^2)^0.5" office:value-type="float" office:value="1.92746955589158" calcext:value-type="float">
            <text:p>1,93</text:p>
          </table:table-cell>
          <table:table-cell table:style-name="ce8" table:formula="of:=[.J4]/(1-[.J4]*[.$P$2])" office:value-type="float" office:value="545.469430196243" calcext:value-type="float">
            <text:p>545,47</text:p>
          </table:table-cell>
          <table:table-cell table:style-name="ce8" table:formula="of:=([.K4]^2/(1-[.J4]*[.$P$2])^4+([.J4]^2/(1-[.J4]*[.$P$2])^2)^2*[.Q4]^2)^0.5" office:value-type="float" office:value="2.89758435306936" calcext:value-type="float">
            <text:p>2,90</text:p>
          </table:table-cell>
          <table:table-cell table:style-name="ce8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8" table:formula="of:=SQRT([.W4])" office:value-type="float" office:value="0" calcext:value-type="float">
            <text:p>0,00</text:p>
          </table:table-cell>
          <table:table-cell table:style-name="ce20" table:formula="of:=[.W4]/120" office:value-type="float" office:value="0" calcext:value-type="float">
            <text:p>0,00</text:p>
          </table:table-cell>
          <table:table-cell table:style-name="ce20" table:formula="of:=[.X4]/120" office:value-type="float" office:value="0" calcext:value-type="float">
            <text:p>0,00</text:p>
          </table:table-cell>
          <table:table-cell table:style-name="ce8" table:formula="of:=[.Y4]-[.$H$6]" office:value-type="float" office:value="-0.466666666666667" calcext:value-type="float">
            <text:p>-0,47</text:p>
          </table:table-cell>
          <table:table-cell table:style-name="ce8" table:formula="of:=([.Z4]^2+[.$I$6]^2)^0.5" office:value-type="float" office:value="0.0623609564462324" calcext:value-type="float">
            <text:p>0,06</text:p>
          </table:table-cell>
          <table:table-cell table:style-name="ce20" table:formula="of:=[.AA4]/(1-[.AA4]*[.$P$2])" office:value-type="float" office:value="-0.466576415885988" calcext:value-type="float">
            <text:p>-0,47</text:p>
          </table:table-cell>
          <table:table-cell table:style-name="ce20" table:formula="of:=([.AB4]^2/(1-[.AA4]*[.$P$2])^4+([.AA4]^2/(1-[.AA4]*[.$P$2])^2)^2*[.AH4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8" table:number-columns-repeated="8"/>
          <table:table-cell table:number-columns-repeated="10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ce5" office:value-type="string" calcext:value-type="string">
            <text:p>AMBIENT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[.D6]+[.E6]" office:value-type="float" office:value="56" calcext:value-type="float">
            <text:p>56</text:p>
          </table:table-cell>
          <table:table-cell table:style-name="ce9" table:formula="of:=SQRT([.F6])" office:value-type="float" office:value="7.48331477354788" calcext:value-type="float">
            <text:p>7,48</text:p>
          </table:table-cell>
          <table:table-cell table:style-name="ce12" table:formula="of:=[.F6]/120" office:value-type="float" office:value="0.466666666666667" calcext:value-type="float">
            <text:p>0,467</text:p>
          </table:table-cell>
          <table:table-cell table:style-name="ce12" table:formula="of:=[.G6]/120" office:value-type="float" office:value="0.0623609564462324" calcext:value-type="float">
            <text:p>0,062</text:p>
          </table:table-cell>
          <table:table-cell table:style-name="ce8" table:number-columns-repeated="5"/>
          <table:table-cell table:number-columns-repeated="10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3">
          <table:table-cell/>
          <table:table-cell table:style-name="ce3" office:value-type="string" calcext:value-type="string">
            <text:p>Eficiência Gamm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office:value-type="string" calcext:value-type="string">
            <text:p>Rc total</text:p>
          </table:table-cell>
          <table:table-cell table:style-name="ce4" office:value-type="string" calcext:value-type="string">
            <text:p><text:s/>σ Rc total</text:p>
          </table:table-cell>
          <table:table-cell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3">
          <table:table-cell table:number-columns-repeated="3"/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table:formula="of:=[.D10]+[.E10]" office:value-type="float" office:value="2221" calcext:value-type="float">
            <text:p>2221</text:p>
          </table:table-cell>
          <table:table-cell table:style-name="ce10" table:formula="of:=SQRT([.F10])" office:value-type="float" office:value="47.1274866717927" calcext:value-type="float">
            <text:p>47,13</text:p>
          </table:table-cell>
          <table:table-cell table:style-name="ce4" table:formula="of:=[.F10]/120" office:value-type="float" office:value="18.5083333333333" calcext:value-type="float">
            <text:p>18,5083333333</text:p>
          </table:table-cell>
          <table:table-cell table:style-name="ce14" table:formula="of:=[.G10]/120" office:value-type="float" office:value="0.392729055598273" calcext:value-type="float">
            <text:p>0,393</text:p>
          </table:table-cell>
          <table:table-cell table:style-name="ce11" table:formula="of:=[.H10]-[.H6]" office:value-type="float" office:value="18.0416666666667" calcext:value-type="float">
            <text:p>18,04</text:p>
          </table:table-cell>
          <table:table-cell table:style-name="ce11" table:formula="of:=([.I10]^2+[.$I$6]^2)^0.5" office:value-type="float" office:value="0.397649343014672" calcext:value-type="float">
            <text:p>0,40</text:p>
          </table:table-cell>
          <table:table-cell table:style-name="ce11" table:formula="of:=[.J10]/(1-[.J10]*[.$P$2])" office:value-type="float" office:value="18.1776027228406" calcext:value-type="float">
            <text:p>18,18</text:p>
          </table:table-cell>
          <table:table-cell table:style-name="ce11" table:formula="of:=([.K10]^2/(1-[.J10]*[.$P$2])^4+([.J10]^2/(1-[.J10]*[.$P$2])^2)^2*[.Q4]^2)^0.5" office:value-type="float" office:value="0.403664144680998" calcext:value-type="float">
            <text:p>0,40</text:p>
          </table:table-cell>
          <table:table-cell table:style-name="ce11" table:formula="of:=[.L10]/0.9" office:value-type="float" office:value="20.1973363587118" calcext:value-type="float">
            <text:p>20,20</text:p>
          </table:table-cell>
          <table:table-cell table:style-name="ce11" table:formula="of:=[.M10]/0.9" office:value-type="float" office:value="0.44851571631222" calcext:value-type="float">
            <text:p>0,45</text:p>
          </table:table-cell>
          <table:table-cell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19" table:number-columns-repeated="2"/>
          <table:table-cell table:number-columns-repeated="2"/>
          <table:table-cell table:style-name="ce19" table:number-columns-repeated="2"/>
          <table:table-cell table:number-columns-repeated="99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16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16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18" office:value-type="string" calcext:value-type="string">
            <text:p><text:s/>σ Ef inc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30.07" calcext:value-type="float">
            <text:p>30,07</text:p>
          </table:table-cell>
          <table:table-cell table:style-name="ce7" table:formula="of:=LN(2)/[.B14]" office:value-type="float" office:value="0.0230511200718306" calcext:value-type="float">
            <text:p>0,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,656</text:p>
          </table:table-cell>
          <table:table-cell table:style-name="ce4" office:value-type="float" office:value="2.166" calcext:value-type="float">
            <text:p>2,166</text:p>
          </table:table-cell>
          <table:table-cell table:style-name="ce11" table:formula="of:=[.D14]*EXP(-[.C14]*[.F14])*0.935" office:value-type="float" office:value="2.83781419577247" calcext:value-type="float">
            <text:p>2,84</text:p>
          </table:table-cell>
          <table:table-cell table:style-name="ce11" table:formula="of:=([.E14]^2)*EXP(-2*[.F14]*[.C14])+([.G14]^2)*([.C14]*[.H14])^2" office:value-type="float" office:value="0.388547778838869" calcext:value-type="float">
            <text:p>0,39</text:p>
          </table:table-cell>
          <table:table-cell table:style-name="ce4"/>
          <table:table-cell table:style-name="ce15" table:formula="of:=100*[.N10]/[.H16]" office:value-type="float" office:value="0.0192357186899006" calcext:value-type="float">
            <text:p>0,0192</text:p>
          </table:table-cell>
          <table:table-cell table:style-name="ce15" table:formula="of:=((100/[.H16])^2*[.O10]^2+([.K14]/[.H16])^2*[.I16]^2)^0.5" office:value-type="float" office:value="0.00267784856853902" calcext:value-type="float">
            <text:p>0,0027</text:p>
          </table:table-cell>
          <table:table-cell table:style-name="ce15" table:formula="of:=2*PI()*(1-[.B21]/SQRT([.B21]^2+[.B18]^2))" office:value-type="float" office:value="0.122015213174166" calcext:value-type="float">
            <text:p>0,1220</text:p>
          </table:table-cell>
          <table:table-cell table:style-name="ce14" table:formula="of:=100*[.M14]/(4*PI())" office:value-type="float" office:value="0.970966215453994" calcext:value-type="float">
            <text:p>0,971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100*[.K14]/[.N14]" office:value-type="float" office:value="1.98109042145268" calcext:value-type="float">
            <text:p>1,981</text:p>
          </table:table-cell>
          <table:table-cell table:style-name="ce14" table:formula="of:=SQRT([.L14]^2*(1/[.N14])^2)" office:value-type="float" office:value="0.00275792146618298" calcext:value-type="float">
            <text:p>0,003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[.H14]" office:value-type="float" office:value="104999.125243582" calcext:value-type="float">
            <text:p>104999</text:p>
          </table:table-cell>
          <table:table-cell table:style-name="ce13" table:formula="of:=0.39*37000" office:value-type="float" office:value="14430" calcext:value-type="float">
            <text:p>14430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raio detector</text:p>
          </table:table-cell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float" office:value="0.015875" calcext:value-type="float">
            <text:p>0,015875</text:p>
          </table:table-cell>
          <table:table-cell/>
          <table:table-cell table:style-name="ce4" table:number-columns-repeated="3"/>
          <table:table-cell table:style-name="ce11"/>
          <table:table-cell table:style-name="ce4" table:number-columns-repeated="8"/>
          <table:table-cell table:number-columns-repeated="1009"/>
        </table:table-row>
        <table:table-row table:style-name="ro3">
          <table:table-cell/>
          <table:table-cell table:style-name="ce4"/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distância alvo</text:p>
          </table:table-cell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float" office:value="0.079375" calcext:value-type="float">
            <text:p>0,079375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3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1" number:min-integer-digits="1"/>
    </number:number-style>
    <number:percentage-style style:name="N133">
      <number:number number:decimal-places="3" number:min-integer-digits="1"/>
      <number:text>%</number:text>
    </number:percentage-style>
    <number:percentage-style style:name="N134">
      <number:number number:decimal-places="4" number:min-integer-digits="1"/>
      <number:text>%</number:text>
    </number:percentage-style>
    <number:percentage-style style:name="N135">
      <number:number number:decimal-places="5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-00-0000</text:date>, <text:time style:data-style-name="N2" text:time-value="13:22:11.5401903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09T13:39:21.640086473</dc:date>
    <meta:editing-duration>PT1H17M53S</meta:editing-duration>
    <meta:editing-cycles>18</meta:editing-cycles>
    <meta:document-statistic meta:table-count="3" meta:cell-count="154" meta:object-count="0"/>
  </office:meta>
</office:document-meta>
</file>